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3333"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3333" draw:fill="solid" draw:fill-color="#ff950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3333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ff66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66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374cm" svg:height="1.3cm" svg:x="0.6cm" svg:y="18.9cm">
          <text:p text:style-name="P1">s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.404cm" svg:y="18.9cm">
          <text:p text:style-name="P1">s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4.206cm" svg:y="18.9cm">
          <text:p text:style-name="P1">s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6.01cm" svg:y="18.9cm">
          <text:p text:style-name="P1">s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7.727cm" svg:y="18.9cm">
          <text:p text:style-name="P1">b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9.53cm" svg:y="18.9cm">
          <text:p text:style-name="P1">b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3cm" svg:height="1.3cm" svg:x="11.333cm" svg:y="18.9cm">
          <text:p text:style-name="P1">b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3cm" svg:height="1.3cm" svg:x="13.136cm" svg:y="18.9cm">
          <text:p text:style-name="P1">b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14.939cm" svg:y="18.9cm">
          <text:p text:style-name="P1">c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16.742cm" svg:y="18.9cm">
          <text:p text:style-name="P1">c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18.545cm" svg:y="18.9cm">
          <text:p text:style-name="P1">c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0.348cm" svg:y="18.9cm">
          <text:p text:style-name="P1">c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2.116cm" svg:y="18.9cm">
          <text:p text:style-name="P1">c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3.92cm" svg:y="18.9cm">
          <text:p text:style-name="P1">cF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5.722cm" svg:y="18.9cm">
          <text:p text:style-name="P1">cG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374cm" svg:height="1.3cm" svg:x="27.526cm" svg:y="18.9cm">
          <text:p text:style-name="P1">cH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cm" svg:height="1cm" svg:x="1.7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3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8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4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6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9.6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3.2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6.8cm" svg:y="16.7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3.5cm" svg:y="14.5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6cm" svg:y="14.5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7.8cm" svg:y="14.5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5cm" svg:y="14.5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2cm" svg:y="10.3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1.7cm" svg:y="10.3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8cm" svg:y="5.2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3cm" svg:y1="18.9cm" svg:x2="2.2cm" svg:y2="17.7cm">
          <text:p/>
        </draw:line>
        <draw:line draw:style-name="gr3" draw:text-style-name="P1" draw:layer="layout" svg:x1="3.1cm" svg:y1="18.9cm" svg:x2="2.2cm" svg:y2="17.7cm">
          <text:p/>
        </draw:line>
        <draw:line draw:style-name="gr3" draw:text-style-name="P1" draw:layer="layout" svg:x1="4.9cm" svg:y1="18.9cm" svg:x2="5.8cm" svg:y2="17.7cm">
          <text:p/>
        </draw:line>
        <draw:line draw:style-name="gr3" draw:text-style-name="P1" draw:layer="layout" svg:x1="6.7cm" svg:y1="18.9cm" svg:x2="5.8cm" svg:y2="17.7cm">
          <text:p/>
        </draw:line>
        <draw:line draw:style-name="gr3" draw:text-style-name="P1" draw:layer="layout" svg:x1="8.4cm" svg:y1="18.9cm" svg:x2="9.3cm" svg:y2="17.7cm">
          <text:p/>
        </draw:line>
        <draw:line draw:style-name="gr3" draw:text-style-name="P1" draw:layer="layout" svg:x1="10.2cm" svg:y1="18.9cm" svg:x2="9.3cm" svg:y2="17.7cm">
          <text:p/>
        </draw:line>
        <draw:line draw:style-name="gr3" draw:text-style-name="P1" draw:layer="layout" svg:x1="12cm" svg:y1="18.9cm" svg:x2="12.9cm" svg:y2="17.7cm">
          <text:p/>
        </draw:line>
        <draw:line draw:style-name="gr3" draw:text-style-name="P1" draw:layer="layout" svg:x1="13.8cm" svg:y1="18.9cm" svg:x2="12.9cm" svg:y2="17.7cm">
          <text:p/>
        </draw:line>
        <draw:line draw:style-name="gr3" draw:text-style-name="P1" draw:layer="layout" svg:x1="15.6cm" svg:y1="18.9cm" svg:x2="16.5cm" svg:y2="17.7cm">
          <text:p/>
        </draw:line>
        <draw:line draw:style-name="gr3" draw:text-style-name="P1" draw:layer="layout" svg:x1="17.4cm" svg:y1="18.9cm" svg:x2="16.5cm" svg:y2="17.7cm">
          <text:p/>
        </draw:line>
        <draw:line draw:style-name="gr3" draw:text-style-name="P1" draw:layer="layout" svg:x1="19.2cm" svg:y1="18.9cm" svg:x2="20.1cm" svg:y2="17.7cm">
          <text:p/>
        </draw:line>
        <draw:line draw:style-name="gr3" draw:text-style-name="P1" draw:layer="layout" svg:x1="21cm" svg:y1="18.9cm" svg:x2="20.1cm" svg:y2="17.7cm">
          <text:p/>
        </draw:line>
        <draw:line draw:style-name="gr3" draw:text-style-name="P1" draw:layer="layout" svg:x1="22.8cm" svg:y1="18.9cm" svg:x2="23.7cm" svg:y2="17.7cm">
          <text:p/>
        </draw:line>
        <draw:line draw:style-name="gr3" draw:text-style-name="P1" draw:layer="layout" svg:x1="24.6cm" svg:y1="18.9cm" svg:x2="23.7cm" svg:y2="17.7cm">
          <text:p/>
        </draw:line>
        <draw:line draw:style-name="gr3" draw:text-style-name="P1" draw:layer="layout" svg:x1="26.4cm" svg:y1="18.9cm" svg:x2="27.3cm" svg:y2="17.7cm">
          <text:p/>
        </draw:line>
        <draw:line draw:style-name="gr3" draw:text-style-name="P1" draw:layer="layout" svg:x1="28.2cm" svg:y1="18.9cm" svg:x2="27.3cm" svg:y2="17.7cm">
          <text:p/>
        </draw:line>
        <draw:line draw:style-name="gr3" draw:text-style-name="P1" draw:layer="layout" svg:x1="2.2cm" svg:y1="16.7cm" svg:x2="4cm" svg:y2="15.5cm">
          <text:p/>
        </draw:line>
        <draw:line draw:style-name="gr3" draw:text-style-name="P1" draw:layer="layout" svg:x1="5.8cm" svg:y1="16.7cm" svg:x2="4cm" svg:y2="15.5cm">
          <text:p/>
        </draw:line>
        <draw:line draw:style-name="gr3" draw:text-style-name="P1" draw:layer="layout" svg:x1="9.3cm" svg:y1="16.7cm" svg:x2="11.1cm" svg:y2="15.5cm">
          <text:p/>
        </draw:line>
        <draw:line draw:style-name="gr3" draw:text-style-name="P1" draw:layer="layout" svg:x1="12.9cm" svg:y1="16.7cm" svg:x2="11.1cm" svg:y2="15.5cm">
          <text:p/>
        </draw:line>
        <draw:line draw:style-name="gr3" draw:text-style-name="P1" draw:layer="layout" svg:x1="16.5cm" svg:y1="16.7cm" svg:x2="18.3cm" svg:y2="15.5cm">
          <text:p/>
        </draw:line>
        <draw:line draw:style-name="gr3" draw:text-style-name="P1" draw:layer="layout" svg:x1="20.1cm" svg:y1="16.7cm" svg:x2="18.3cm" svg:y2="15.5cm">
          <text:p/>
        </draw:line>
        <draw:line draw:style-name="gr3" draw:text-style-name="P1" draw:layer="layout" svg:x1="23.6cm" svg:y1="16.7cm" svg:x2="25.5cm" svg:y2="15.5cm">
          <text:p/>
        </draw:line>
        <draw:line draw:style-name="gr3" draw:text-style-name="P1" draw:layer="layout" svg:x1="27.3cm" svg:y1="16.7cm" svg:x2="25.5cm" svg:y2="15.5cm">
          <text:p/>
        </draw:line>
        <draw:line draw:style-name="gr3" draw:text-style-name="P1" draw:layer="layout" svg:x1="4cm" svg:y1="14.5cm" svg:x2="7.7cm" svg:y2="11.3cm">
          <text:p/>
        </draw:line>
        <draw:line draw:style-name="gr3" draw:text-style-name="P1" draw:layer="layout" svg:x1="11.1cm" svg:y1="14.5cm" svg:x2="7.7cm" svg:y2="11.3cm">
          <text:p/>
        </draw:line>
        <draw:line draw:style-name="gr3" draw:text-style-name="P1" draw:layer="layout" svg:x1="18.2cm" svg:y1="14.5cm" svg:x2="22.2cm" svg:y2="11.3cm">
          <text:p/>
        </draw:line>
        <draw:line draw:style-name="gr3" draw:text-style-name="P1" draw:layer="layout" svg:x1="25.5cm" svg:y1="14.5cm" svg:x2="22.2cm" svg:y2="11.3cm">
          <text:p/>
        </draw:line>
        <draw:line draw:style-name="gr3" draw:text-style-name="P1" draw:layer="layout" svg:x1="7.7cm" svg:y1="10.3cm" svg:x2="15.3cm" svg:y2="6.2cm">
          <text:p/>
        </draw:line>
        <draw:line draw:style-name="gr3" draw:text-style-name="P1" draw:layer="layout" svg:x1="22.2cm" svg:y1="10.3cm" svg:x2="15.3cm" svg:y2="6.2cm">
          <text:p/>
        </draw:line>
        <draw:custom-shape draw:style-name="gr1" draw:text-style-name="P1" draw:layer="layout" svg:width="4.9cm" svg:height="1.6cm" svg:x="22.4cm" svg:y="5cm">
          <text:p text:style-name="P1">b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cm" svg:height="1cm" svg:x="19.2cm" svg:y="1.1cm">
          <text:p text:style-name="P1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5.3cm" svg:y1="5.2cm" svg:x2="19.7cm" svg:y2="2.1cm">
          <text:p/>
        </draw:line>
        <draw:line draw:style-name="gr3" draw:text-style-name="P1" draw:layer="layout" svg:x1="24.8cm" svg:y1="5cm" svg:x2="19.7cm" svg:y2="2.1cm">
          <text:p/>
        </draw:line>
        <draw:custom-shape draw:style-name="gr4" draw:text-style-name="P3" draw:layer="layout" svg:width="11.6cm" svg:height="3.1cm" svg:x="0.5cm" svg:y="0.5cm">
          <text:p text:style-name="P2"><text:span text:style-name="T1">FIGURE 2</text:span></text:p>
          <text:p text:style-name="P2"><text:span text:style-name="T2">ARBRE CSG DU MATELA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6T00:26:49</meta:creation-date>
    <dc:date>2019-11-16T01:04:48</dc:date>
    <meta:editing-duration>PT18M44S</meta:editing-duration>
    <meta:editing-cycles>4</meta:editing-cycles>
    <meta:generator>OpenOffice/4.1.1$Unix OpenOffice.org_project/411m6$Build-9775</meta:generator>
    <meta:document-statistic meta:object-count="66"/>
  </office:meta>
</office:document-meta>
</file>